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ftware Engineer</text:p>
      <text:p text:style-name="Standard"/>
      <text:p text:style-name="Standard">Todo:</text:p>
      <text:list xml:id="list921547782" text:style-name="L1">
        <text:list-item>
          <text:p text:style-name="P1">CRC</text:p>
        </text:list-item>
        <text:list-item>
          <text:p text:style-name="P1">Uml State Diagram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4-04-11T21:18:36</meta:creation-date>
    <dc:date>2014-04-11T21:20:18</dc:date>
    <dc:creator>giuseppe </dc:creator>
    <meta:editing-duration>P0D</meta:editing-duration>
    <meta:editing-cycles>1</meta:editing-cycles>
    <meta:document-statistic meta:table-count="0" meta:image-count="0" meta:object-count="0" meta:page-count="1" meta:paragraph-count="4" meta:word-count="9" meta:character-count="44" meta:non-whitespace-character-count="41"/>
    <meta:generator>LibreOffice/3.5$Linux_x86 LibreOffice_project/350m1$Build-2</meta:generator>
  </office:meta>
</office:document-meta>
</file>